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svg:stroke-width="0.5cm" draw:marker-start-width="0.95cm" draw:marker-end-width="0.95cm" draw:fill="none" draw:textarea-horizontal-align="center" draw:textarea-vertical-align="middle" fo:padding-top="0.375cm" fo:padding-bottom="0.375cm" fo:padding-left="0.5cm" fo:padding-right="0.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5cm" draw:marker-start-width="0.95cm" draw:marker-end-width="0.95cm" draw:fill="none" draw:textarea-horizontal-align="justify" draw:textarea-vertical-align="middle" draw:auto-grow-height="false" fo:padding-top="0.375cm" fo:padding-bottom="0.375cm" fo:padding-left="0.5cm" fo:padding-right="0.5cm"/>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textarea-horizontal-align="justify" draw:textarea-vertical-align="middle" draw:auto-grow-height="false"/>
    </style:style>
    <style:style style:name="pr1" style:family="presentation" style:parent-style-name="lyt-roundedrect-title">
      <style:graphic-properties draw:fill-color="#ffffff" draw:auto-grow-height="true" fo:min-height="3.507cm"/>
    </style:style>
    <style:style style:name="pr2" style:family="presentation" style:parent-style-name="lyt-roundedrect-subtitle">
      <style:graphic-properties draw:fill-color="#ffffff" fo:min-height="13.60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609cm"/>
    </style:style>
    <style:style style:name="pr6" style:family="presentation" style:parent-style-name="lyt-roundedrect-notes">
      <style:graphic-properties draw:fill-color="#ffffff" fo:min-height="13.114cm"/>
    </style:style>
    <style:style style:name="pr7" style:family="presentation" style:parent-style-name="lyt-roundedrect-outline1">
      <style:graphic-properties draw:fill-color="#ffffff" draw:auto-grow-height="true" fo:min-height="6.611cm"/>
    </style:style>
    <style:style style:name="pr8" style:family="presentation" style:parent-style-name="lyt-roundedrect-outline1">
      <style:graphic-properties draw:fill-color="#ffffff" fo:min-height="13.609cm"/>
    </style:style>
    <style:style style:name="pr9" style:family="presentation" style:parent-style-name="lyt-roundedrect-title">
      <style:graphic-properties draw:fill-color="#ffffff" fo:min-height="3.256cm"/>
    </style:style>
    <style:style style:name="pr10" style:family="presentation" style:parent-style-name="lyt-roundedrect-title">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text-align="center"/>
    </style:style>
    <style:style style:name="P6" style:family="paragraph">
      <style:paragraph-properties fo:margin-left="0.6cm" fo:margin-right="0cm" fo:text-indent="-0.6cm"/>
      <style:text-properties fo:font-size="20pt" style:font-size-asian="20pt" style:font-size-complex="20pt"/>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48pt" style:font-size-asian="18pt" style:font-size-complex="18pt"/>
    </style:style>
    <style:style style:name="P10" style:family="paragraph">
      <style:paragraph-properties fo:text-align="center"/>
      <style:text-properties fo:font-size="4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0pt" fo:font-style="normal" style:font-size-asian="20pt" style:font-style-asian="normal" style:font-size-complex="20pt" style:font-style-complex="normal"/>
    </style:style>
    <style:style style:name="T6" style:family="text">
      <style:text-properties style:text-position="super 58%"/>
    </style:style>
    <style:style style:name="T7" style:family="text">
      <style:text-properties fo:font-size="48pt" style:font-size-asian="18pt" style:font-size-complex="18pt"/>
    </style:style>
    <style:style style:name="T8"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7cm" svg:x="1cm" svg:y="0.837cm" presentation:class="title">
          <draw:text-box>
            <text:p text:style-name="P1">Primordial Soup</text:p>
          </draw:text-box>
        </draw:frame>
        <draw:frame presentation:style-name="pr2" draw:text-style-name="P1" draw:layer="layout" svg:width="22.1cm" svg:height="13.609cm" svg:x="1.4cm" svg:y="5.039cm" presentation:class="subtitle" presentation:user-transformed="true">
          <draw:text-box>
            <text:p text:style-name="P2">Genetic algorithms in 20 minutes</text:p>
            <text:p text:style-name="P2"/>
            <text:p text:style-name="P2">Craig Nico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7cm" svg:x="1cm" svg:y="0.837cm" presentation:class="title">
          <draw:text-box>
            <text:p>Introduction</text:p>
          </draw:text-box>
        </draw:frame>
        <draw:frame presentation:style-name="pr5" draw:layer="layout" svg:width="22.6cm" svg:height="13.609cm" svg:x="1.4cm" svg:y="4.914cm" presentation:class="outline">
          <draw:text-box>
            <text:list text:style-name="L2">
              <text:list-item>
                <text:p>Why genetic algorithms?</text:p>
              </text:list-item>
              <text:list-item>
                <text:p>Chromosomes</text:p>
              </text:list-item>
              <text:list-item>
                <text:p>Populations</text:p>
              </text:list-item>
              <text:list-item>
                <text:p>When and where to use them</text:p>
              </text:list-item>
              <text:list-item>
                <text:p>Genetic Programming</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114cm" svg:x="2.1cm" svg:y="14.107cm" presentation:class="notes">
            <draw:text-box>
              <text:p>Genetic algorithms are inspired by the biological processes that drive evolution.</text:p>
              <text:p/>
              <text:p>They use <text:span text:style-name="T1">randomness</text:span> to explore the space of all possible solutions and a series of biologically-inspired filtering to focus on the solutions that show the greatest promise : the survival of the fittest.</text:p>
              <text:p/>
              <text:p>Genetic algorithms are constructed from a series of <text:span text:style-name="T1">Chromosomes</text:span> that are collected into one or more <text:span text:style-name="T1">Populations</text:span> allowing multiple searches to be conducted in parallel.</text:p>
              <text:p/>
              <text:p>The Chromosomes can be defined so that they represent an executable pattern, such as an abstract syntax tree. This is <text:span text:style-name="T1">Genetic Programming</text:span>.</text:p>
            </draw:text-box>
          </draw:frame>
        </presentation:notes>
      </draw:page>
      <draw:page draw:name="page3" draw:style-name="dp1" draw:master-page-name="lyt-roundedrect" presentation:presentation-page-layout-name="AL3T17">
        <office:forms form:automatic-focus="false" form:apply-design-mode="false"/>
        <draw:frame presentation:style-name="pr1" draw:text-style-name="P1" draw:layer="layout" svg:width="23cm" svg:height="3.507cm" svg:x="1cm" svg:y="0.837cm" presentation:class="title">
          <draw:text-box>
            <text:p text:style-name="P1">Chromosome</text:p>
          </draw:text-box>
        </draw:frame>
        <draw:frame presentation:style-name="pr7" draw:text-style-name="P4" draw:layer="layout" svg:width="25.199cm" svg:height="6.611cm" svg:x="1.4cm" svg:y="4.914cm" presentation:class="outline" presentation:user-transformed="true">
          <draw:text-box>
            <text:list text:style-name="L2">
              <text:list-item>
                <text:p text:style-name="P1">Looks like:</text:p>
              </text:list-item>
              <text:list-item>
                <text:p text:style-name="P1">Bool, int, Whatever you like</text:p>
              </text:list-item>
            </text:list>
          </draw:text-box>
        </draw:frame>
        <draw:frame draw:name="Object 1" draw:style-name="gr2" draw:layer="layout" svg:width="25.199cm" svg:height="6.526cm" svg:x="1.5cm" svg:y="9.5cm" presentation:class="table"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draw:text-box>
              <text:p text:style-name="P3">A Chromosome is a collection of <text:span text:style-name="T1">genes</text:span><text:span text:style-name="T2">. In this example, these genes are bits, but the genes can be integers, strings, tree nodes or any other type, so long as the operations discussed in the following slides are valid.</text:span></text:p>
              <text:p text:style-name="P3"><text:span text:style-name="T2"/></text:p>
              <text:p text:style-name="P3"><text:span text:style-name="T2">For each gene, the possible values are known as </text:span><text:span text:style-name="T1">alleles</text:span><text:span text:style-name="T2">. For binary genes, these values are 0 and 1, for integer genes, these values can be constrained by one or more ranges.</text:span></text:p>
              <text:p text:style-name="P3"><text:span text:style-name="T2"/></text:p>
              <text:p text:style-name="P3"><text:span text:style-name="T2">For simplicity in the rest of this talk, we will mainly consider binary chromosomes like those shown. For clarity, I will be using the colour coding shown here so that the structure of the chromosome is easy to see from a distance.</text:span></text:p>
            </draw:text-box>
          </draw:frame>
        </presentation:notes>
      </draw:page>
      <draw:page draw:name="page4"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Population</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ingle or multiple</text:p>
              </text:list-item>
            </text:list>
          </draw:text-box>
        </draw:frame>
        <draw:circle draw:style-name="gr3" draw:text-style-name="P5" draw:layer="layout" svg:width="11.5cm" svg:height="11.5cm" svg:x="0.5cm" svg:y="8cm">
          <text:p/>
        </draw:circle>
        <draw:circle draw:style-name="gr3" draw:text-style-name="P5" draw:layer="layout" svg:width="11.5cm" svg:height="11.5cm" svg:x="13cm" svg:y="8cm">
          <text:p/>
        </draw:circle>
        <draw:line draw:style-name="gr4" draw:text-style-name="P5" draw:layer="layout" svg:x1="3.5cm" svg:y1="10.5cm" svg:x2="6cm" svg:y2="10.5cm">
          <text:p/>
        </draw:line>
        <draw:line draw:style-name="gr3" draw:text-style-name="P5" draw:layer="layout" svg:x1="3.5cm" svg:y1="10.5cm" svg:x2="6cm" svg:y2="10.5cm">
          <text:p/>
        </draw:line>
        <draw:line draw:style-name="gr3" draw:text-style-name="P5" draw:layer="layout" svg:x1="2cm" svg:y1="12cm" svg:x2="4.5cm" svg:y2="12cm">
          <text:p/>
        </draw:line>
        <draw:line draw:style-name="gr3" draw:text-style-name="P5" draw:layer="layout" svg:x1="6.5cm" svg:y1="11.5cm" svg:x2="9cm" svg:y2="11.5cm">
          <text:p/>
        </draw:line>
        <draw:line draw:style-name="gr3" draw:text-style-name="P5" draw:layer="layout" svg:x1="3cm" svg:y1="13.5cm" svg:x2="5.5cm" svg:y2="13.5cm">
          <text:p/>
        </draw:line>
        <draw:line draw:style-name="gr3" draw:text-style-name="P5" draw:layer="layout" svg:x1="5cm" svg:y1="9.5cm" svg:x2="7.5cm" svg:y2="9.5cm">
          <text:p/>
        </draw:line>
        <draw:line draw:style-name="gr3" draw:text-style-name="P5" draw:layer="layout" svg:x1="6cm" svg:y1="12.5cm" svg:x2="8.5cm" svg:y2="12.5cm">
          <text:p/>
        </draw:line>
        <draw:line draw:style-name="gr3" draw:text-style-name="P5" draw:layer="layout" svg:x1="2cm" svg:y1="14.5cm" svg:x2="4.5cm" svg:y2="14.5cm">
          <text:p/>
        </draw:line>
        <draw:line draw:style-name="gr3" draw:text-style-name="P5" draw:layer="layout" svg:x1="7cm" svg:y1="13.5cm" svg:x2="9.5cm" svg:y2="13.5cm">
          <text:p/>
        </draw:line>
        <draw:line draw:style-name="gr3" draw:text-style-name="P5" draw:layer="layout" svg:x1="5.5cm" svg:y1="15cm" svg:x2="8cm" svg:y2="15cm">
          <text:p/>
        </draw:line>
        <draw:line draw:style-name="gr3" draw:text-style-name="P5" draw:layer="layout" svg:x1="7.5cm" svg:y1="16cm" svg:x2="10cm" svg:y2="16cm">
          <text:p/>
        </draw:line>
        <draw:line draw:style-name="gr3" draw:text-style-name="P5" draw:layer="layout" svg:x1="3cm" svg:y1="16cm" svg:x2="5.5cm" svg:y2="16cm">
          <text:p/>
        </draw:line>
        <draw:line draw:style-name="gr3" draw:text-style-name="P5" draw:layer="layout" svg:x1="6cm" svg:y1="17.5cm" svg:x2="8.5cm" svg:y2="17.5cm">
          <text:p/>
        </draw:line>
        <draw:g>
          <draw:line draw:style-name="gr3" draw:text-style-name="P5" draw:layer="layout" svg:x1="14.5cm" svg:y1="11cm" svg:x2="17cm" svg:y2="11cm">
            <text:p/>
          </draw:line>
          <draw:line draw:style-name="gr3" draw:text-style-name="P5" draw:layer="layout" svg:x1="15.5cm" svg:y1="12cm" svg:x2="18cm" svg:y2="12cm">
            <text:p/>
          </draw:line>
          <draw:line draw:style-name="gr3" draw:text-style-name="P5" draw:layer="layout" svg:x1="14.448cm" svg:y1="12.702cm" svg:x2="16.948cm" svg:y2="12.702cm">
            <text:p/>
          </draw:line>
          <draw:line draw:style-name="gr3" draw:text-style-name="P5" draw:layer="layout" svg:x1="15.5cm" svg:y1="13.5cm" svg:x2="18cm" svg:y2="13.5cm">
            <text:p/>
          </draw:line>
          <draw:circle draw:style-name="gr3" draw:text-style-name="P5" draw:layer="layout" svg:width="5.5cm" svg:height="5.5cm" svg:x="13.5cm" svg:y="9.5cm">
            <text:p/>
          </draw:circle>
        </draw:g>
        <draw:g>
          <draw:line draw:style-name="gr3" draw:text-style-name="P5" draw:layer="layout" svg:x1="19.5cm" svg:y1="11cm" svg:x2="22cm" svg:y2="11cm">
            <text:p/>
          </draw:line>
          <draw:line draw:style-name="gr3" draw:text-style-name="P5" draw:layer="layout" svg:x1="20.5cm" svg:y1="12cm" svg:x2="23cm" svg:y2="12cm">
            <text:p/>
          </draw:line>
          <draw:line draw:style-name="gr3" draw:text-style-name="P5" draw:layer="layout" svg:x1="19.448cm" svg:y1="12.702cm" svg:x2="21.948cm" svg:y2="12.702cm">
            <text:p/>
          </draw:line>
          <draw:line draw:style-name="gr3" draw:text-style-name="P5" draw:layer="layout" svg:x1="20.5cm" svg:y1="13.5cm" svg:x2="23cm" svg:y2="13.5cm">
            <text:p/>
          </draw:line>
          <draw:circle draw:style-name="gr3" draw:text-style-name="P5" draw:layer="layout" svg:width="5.5cm" svg:height="5.5cm" svg:x="18.5cm" svg:y="9.5cm">
            <text:p/>
          </draw:circle>
        </draw:g>
        <draw:g>
          <draw:line draw:style-name="gr3" draw:text-style-name="P5" draw:layer="layout" svg:x1="17cm" svg:y1="15.5cm" svg:x2="19.5cm" svg:y2="15.5cm">
            <text:p/>
          </draw:line>
          <draw:line draw:style-name="gr3" draw:text-style-name="P5" draw:layer="layout" svg:x1="18cm" svg:y1="16.5cm" svg:x2="20.5cm" svg:y2="16.5cm">
            <text:p/>
          </draw:line>
          <draw:line draw:style-name="gr3" draw:text-style-name="P5" draw:layer="layout" svg:x1="16.948cm" svg:y1="17.202cm" svg:x2="19.448cm" svg:y2="17.202cm">
            <text:p/>
          </draw:line>
          <draw:line draw:style-name="gr3" draw:text-style-name="P5" draw:layer="layout" svg:x1="18cm" svg:y1="18cm" svg:x2="20.5cm" svg:y2="18cm">
            <text:p/>
          </draw:line>
          <draw:circle draw:style-name="gr3" draw:text-style-name="P5" draw:layer="layout" svg:width="5.5cm" svg:height="5.5cm" svg:x="16cm" svg:y="14cm">
            <text:p/>
          </draw:circle>
        </draw:g>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draw:text-box>
              <text:p text:style-name="P3">Chromosomes are contained in one or more populations. One instance of a genetic algorithm will have many chromosomes and one or more populations. Each chromosome will represent one possible solution to the overall problem.</text:p>
              <text:p text:style-name="P3"/>
              <text:p text:style-name="P3">Where chromosomes are contained in more than one population, there will be a chance of chromosomes migrating between populations to share solutions.</text:p>
              <text:p text:style-name="P3"/>
              <text:p text:style-name="P3">In addition to these, populations can be laid out on a grid, where a chromosome only interacts with its neighbours.</text:p>
            </draw:text-box>
          </draw:frame>
        </presentation:notes>
      </draw:page>
      <draw:page draw:name="page5"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Breeding</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election</text:p>
                <text:list>
                  <text:list-item>
                    <text:p>Fitness</text:p>
                  </text:list-item>
                  <text:list-item>
                    <text:p>Selection of Parents</text:p>
                  </text:list-item>
                </text:list>
              </text:list-item>
              <text:list-item>
                <text:p text:style-name="P1">Crossover</text:p>
              </text:list-item>
              <text:list-item>
                <text:p text:style-name="P1">Mutation</text:p>
              </text:list-item>
              <text:list-item>
                <text:p text:style-name="P1">Migration (for multiple population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465cm" svg:x="2.1cm" svg:y="14.107cm" presentation:class="notes" presentation:user-transformed="true">
            <draw:text-box>
              <text:p text:style-name="P3">The breeding process consists of three steps:</text:p>
              <text:p text:style-name="P3"/>
              <text:p text:style-name="P3">The selection process rates the fitness of each chromosome to solve the given problem, so that the fittest chromosomes have the greatest chance of reproducing. Two chromosomes are then chosen as parents.</text:p>
              <text:p text:style-name="P3"/>
              <text:p text:style-name="P3">The two parents get combined into a new child chromosome by crossing over their genes</text:p>
              <text:p text:style-name="P3"/>
              <text:p text:style-name="P3">There is a chance that before or after the crossover some genes may be mutated to have different values.</text:p>
              <text:p text:style-name="P3"/>
              <text:p text:style-name="P3">For multiple populations, the child may migrate to another population to breed with it.</text:p>
            </draw:text-box>
          </draw:frame>
        </presentation:notes>
      </draw:page>
      <draw:page draw:name="page6"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Selection</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Fitness</text:p>
              </text:list-item>
              <text:list-item>
                <text:p text:style-name="P1">Selection method</text:p>
                <text:list>
                  <text:list-item>
                    <text:p>Ranking</text:p>
                  </text:list-item>
                  <text:list-item>
                    <text:p>Stochastic Universal Sampling</text:p>
                  </text:list-item>
                </text:list>
              </text:list-item>
            </text:list>
          </draw:text-box>
        </draw:frame>
        <draw:frame draw:name="Object 1" draw:style-name="gr2" draw:layer="layout" svg:width="25.413cm" svg:height="2.528cm" svg:x="1.5cm" svg:y="14.972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4.257cm" svg:x="2.1cm" svg:y="14.107cm" presentation:class="notes" presentation:user-transformed="true">
            <draw:text-box>
              <text:p text:style-name="P6"><text:span text:style-name="T3">The first part of selection is to define the fitness of a chromosome to solve the given problem. Finding the right encoding and fitness function is usually the hardest part of writing a genetic algorithm, and I won't go too much into the details here. For this example, the problem is to find a chromosome that is all ones, so the fitness function simply counts the number of ones in the chromosome. The higher the fitness, the closer the chromosome is to the solution.</text:span></text:p>
              <text:p text:style-name="P6"><text:span text:style-name="T3"/></text:p>
              <text:p text:style-name="P6"><text:span text:style-name="T3">Once the fitness of all the chromosomes is known, the parents are selected. In </text:span><text:span text:style-name="T4">Ranking</text:span><text:span text:style-name="T5">, the chromosomes are sorted and selected with weighting towards the top, in </text:span><text:span text:style-name="T4">Stochastic Universal Sampling</text:span><text:span text:style-name="T5">, the selection is balanced so that when chromosome A has a fitness twice that of chromosome B, it is twice as likely to be picked.</text:span></text:p>
            </draw:text-box>
          </draw:frame>
        </presentation:notes>
      </draw:page>
      <draw:page draw:name="page7"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Crossover</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ingle point</text:p>
              </text:list-item>
              <text:list-item>
                <text:p text:style-name="P1">2-point</text:p>
                <text:p text:style-name="P1"/>
              </text:list-item>
            </text:list>
          </draw:text-box>
        </draw:frame>
        <draw:frame draw:name="Object 1" draw:style-name="gr2" draw:layer="layout" svg:width="25.434cm" svg:height="2.528cm" svg:x="1.5cm" svg:y="13.47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draw:text-box>
              <text:p text:style-name="P3">Crossover is the process of turning 2 parent chromosomes into 1 child.</text:p>
              <text:p text:style-name="P3"/>
              <text:p text:style-name="P3">The 2 most common types are single point crossover and 2-point crossover.</text:p>
            </draw:text-box>
          </draw:frame>
        </presentation:notes>
      </draw:page>
      <draw:page draw:name="page8"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wo-Point Crossover</text:p>
          </draw:text-box>
        </draw:frame>
        <draw:g>
          <draw:frame draw:name="Object 1" draw:style-name="gr2" draw:layer="layout" svg:width="22.908cm" svg:height="11.817cm" svg:x="3.092cm" svg:y="6.135cm">
            <draw:object xlink:href="./Object 4" xlink:type="simple" xlink:show="embed" xlink:actuate="onLoad"/>
            <draw:image xlink:href="./ObjectReplacements/Object 4" xlink:type="simple" xlink:show="embed" xlink:actuate="onLoad"/>
          </draw:frame>
          <draw:custom-shape draw:style-name="gr5" draw:text-style-name="P5" draw:layer="layout" svg:width="10cm" svg:height="3cm" draw:transform="rotate (1.5707963267946) translate (0.624cm 16.288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10cm" svg:height="3cm" draw:transform="rotate (1.5707963267946) translate (21.033cm 1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6cm" svg:height="1cm" svg:x="8.124cm" svg:y="12.288cm">
            <text:p/>
            <draw:enhanced-geometry svg:viewBox="0 0 21600 21600" draw:text-areas="?f0 0 ?f2 ?f5" draw:type="down-arrow" draw:modifiers="9324.98334443704 5967.805365772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draw:text-box>
              <text:p text:style-name="P3">In 2 point crossover, the start and end of one parent is spliced with the middle of the other parent to create a child. In this example, the parents have been split at the vertical lines shown.</text:p>
            </draw:text-box>
          </draw:frame>
        </presentation:notes>
      </draw:page>
      <draw:page draw:name="page9"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Mutation</text:p>
          </draw:text-box>
        </draw:frame>
        <draw:frame draw:name="Object 1" draw:style-name="gr2" draw:layer="layout" svg:width="25.199cm" svg:height="6.358cm" svg:x="1.5cm" svg:y="6.642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draw:text-box>
              <text:p text:style-name="P3">The mutation stop may happen to the parents before crossover or the child after.</text:p>
              <text:p text:style-name="P3"/>
              <text:p text:style-name="P3">In this example, the 4<text:span text:style-name="T6">th</text:span> gene has been mutated by flipping the bit.</text:p>
            </draw:text-box>
          </draw:frame>
        </presentation:notes>
      </draw:page>
      <draw:page draw:name="page10"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Permutation</text:p>
          </draw:text-box>
        </draw:frame>
        <draw:frame draw:name="Object 1" draw:style-name="gr2" draw:layer="layout" svg:width="25.199cm" svg:height="6.403cm" svg:x="1.5cm" svg:y="6.642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draw:text-box>
              <text:p text:style-name="P7">Another type of mutation is to permute the chromosome. In this case, the chromosome has been mutated by bit-shifting it one to the left.</text:p>
              <text:p text:style-name="P7"/>
              <text:p text:style-name="P7">Not all transformations are valid for all problems</text:p>
            </draw:text-box>
          </draw:frame>
        </presentation:notes>
      </draw:page>
      <draw:page draw:name="page11" draw:style-name="dp1" draw:master-page-name="lyt-roundedrect" presentation:presentation-page-layout-name="AL4T11">
        <office:forms form:automatic-focus="false" form:apply-design-mode="false"/>
        <draw:frame presentation:style-name="pr10" draw:text-style-name="P1" draw:layer="layout" svg:width="25.199cm" svg:height="3.508cm" svg:x="1.4cm" svg:y="0.837cm" presentation:class="title" presentation:user-transformed="true">
          <draw:text-box>
            <text:p text:style-name="P1">Genetic Programming</text:p>
          </draw:text-box>
        </draw:frame>
        <draw:custom-shape draw:style-name="gr7" draw:text-style-name="P9" draw:id="id1" draw:layer="layout" svg:width="3.843cm" svg:height="3cm" svg:x="8.766cm" svg:y="5cm">
          <text:p text:style-name="P8"><text:span text:style-name="T7">+</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3" draw:layer="layout" svg:width="3.845cm" svg:height="3cm" svg:x="15.812cm" svg:y="11cm">
          <text:p text:style-name="P8"><text:span text:style-name="T7">-</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2" draw:layer="layout" svg:width="3.203cm" svg:height="2.5cm" svg:x="3cm" svg:y="11.5cm">
          <text:p text:style-name="P8"><text:span text:style-name="T7">5</text:span></text:p>
          <draw:enhanced-geometry svg:viewBox="0 0 21600 21600" draw:glue-points="10800 0 0 10800 10800 21600 21600 10800" draw:type="flowchart-process" draw:enhanced-path="M 0 0 L 21600 0 21600 21600 0 21600 0 0 Z N"/>
        </draw:custom-shape>
        <draw:custom-shape draw:style-name="gr7" draw:text-style-name="P9" draw:id="id4" draw:layer="layout" svg:width="3.204cm" svg:height="2.5cm" svg:x="10.687cm" svg:y="17cm">
          <text:p text:style-name="P8"><text:span text:style-name="T7">3</text:span></text:p>
          <draw:enhanced-geometry svg:viewBox="0 0 21600 21600" draw:glue-points="10800 0 0 10800 10800 21600 21600 10800" draw:type="flowchart-process" draw:enhanced-path="M 0 0 L 21600 0 21600 21600 0 21600 0 0 Z N"/>
        </draw:custom-shape>
        <draw:custom-shape draw:style-name="gr7" draw:text-style-name="P9" draw:id="id5" draw:layer="layout" svg:width="3.203cm" svg:height="2.5cm" svg:x="20.297cm" svg:y="17cm">
          <text:p text:style-name="P8"><text:span text:style-name="T7">2</text:span></text:p>
          <draw:enhanced-geometry svg:viewBox="0 0 21600 21600" draw:glue-points="10800 0 0 10800 10800 21600 21600 10800" draw:type="flowchart-process" draw:enhanced-path="M 0 0 L 21600 0 21600 21600 0 21600 0 0 Z N"/>
        </draw:custom-shape>
        <draw:connector draw:style-name="gr3" draw:text-style-name="P10" draw:layer="layout" svg:x1="8.766cm" svg:y1="6.499cm" svg:x2="4.601cm" svg:y2="11.5cm" draw:start-shape="id1" draw:start-glue-point="5" draw:end-shape="id2" draw:end-glue-point="4" svg:d="m8766 6499h-4165v5001">
          <text:p/>
        </draw:connector>
        <draw:connector draw:style-name="gr3" draw:text-style-name="P10" draw:layer="layout" svg:x1="12.609cm" svg:y1="6.499cm" svg:x2="17.734cm" svg:y2="11cm" draw:start-shape="id1" draw:start-glue-point="7" draw:end-shape="id3" draw:end-glue-point="4" svg:d="m12609 6499h5125v4501">
          <text:p/>
        </draw:connector>
        <draw:connector draw:style-name="gr3" draw:text-style-name="P10" draw:layer="layout" svg:x1="15.812cm" svg:y1="12.499cm" svg:x2="12.288cm" svg:y2="17cm" draw:start-shape="id3" draw:start-glue-point="5" draw:end-shape="id4" draw:end-glue-point="4" svg:d="m15812 12499h-3524v4501">
          <text:p/>
        </draw:connector>
        <draw:connector draw:style-name="gr3" draw:text-style-name="P10" draw:layer="layout" svg:x1="19.657cm" svg:y1="12.499cm" svg:x2="21.898cm" svg:y2="17cm" draw:start-shape="id3" draw:start-glue-point="7" draw:end-shape="id5" draw:end-glue-point="4" svg:d="m19657 12499h2241v4501">
          <text:p/>
        </draw:connector>
        <draw:custom-shape draw:style-name="gr8" draw:text-style-name="P5" draw:layer="layout" svg:width="7.5cm" svg:height="3.5cm" svg:x="8.5cm" svg:y="8.5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9" draw:text-style-name="P9" draw:layer="layout" svg:width="7.5cm" svg:height="3.5cm" svg:x="2.5cm" svg:y="16.5cm">
          <text:p text:style-name="P8"><text:span text:style-name="T7">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 draw:layer="layout" svg:width="16.799cm" svg:height="13.365cm" svg:x="2.1cm" svg:y="14.107cm" presentation:class="notes">
            <draw:text-box>
              <text:p text:style-name="P1">In Genetic Programming, the Chromosome is usually represented as an abstract syntax tree, as shown here. The crossover will transplant the node of one tree (e.g. the 3 – 2 branch) onto the other.</text:p>
              <text:p text:style-name="P1"/>
              <text:p text:style-name="P1">The diagram here shows 2 possible mutations in Genetic Programming. In one mutation, the nodes are swapped, in this case the + and – nodes. In the other mutation, the value of a node is changed into a different value.</text:p>
            </draw:text-box>
          </draw:frame>
        </presentation:notes>
      </draw:page>
      <draw:page draw:name="page12"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When to use them</text:p>
          </draw:text-box>
        </draw:frame>
        <draw:frame presentation:style-name="pr8" draw:text-style-name="P4" draw:layer="layout" svg:width="22.1cm" svg:height="13.609cm" svg:x="1.4cm" svg:y="4.914cm" presentation:class="outline" presentation:user-transformed="true">
          <draw:text-box>
            <text:list text:style-name="L2">
              <text:list-item>
                <text:p text:style-name="P1">Large search space</text:p>
              </text:list-item>
              <text:list-item>
                <text:p text:style-name="P1">Hard to predict where answer is</text:p>
              </text:list-item>
              <text:list-item>
                <text:p text:style-name="P1">Easy to calculate fitness functio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ings to watch</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Randomness &amp; Seeding</text:p>
              </text:list-item>
              <text:list-item>
                <text:p text:style-name="P1">Defining the right chromosomes</text:p>
              </text:list-item>
              <text:list-item>
                <text:p text:style-name="P1">Setting the parameters correctly</text:p>
                <text:list>
                  <text:list-item>
                    <text:p>Mutation Rate</text:p>
                  </text:list-item>
                  <text:list-item>
                    <text:p>Crossover Method</text:p>
                  </text:list-item>
                  <text:list-item>
                    <text:p>Selection Meth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anks</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text:span text:style-name="T8"><text:a xlink:href="http://code.google.com/p/geneticalgorithmtemplates">http://code.google.com/p/geneticalgorithmtemplates</text:a></text:span></text:p>
              </text:list-item>
              <text:list-item>
                <text:p text:style-name="P1"><text:a xlink:href="http://craignicol.wordpress.com/">http://craignicol.wordpress.com</text:a></text:p>
              </text:list-item>
              <text:list-item>
                <text:p text:style-name="P1"><text:a xlink:href="http://www.twitter.com/craignicol">http://www.twitter.com/craignicol</text:a></text:p>
              </text:list-item>
              <text:list-item>
                <text:p text:style-name="P1"><text:a xlink:href="mailto:craig.nicol@gmail.com">craig.nicol@gmail.com</text:a></text:p>
              </text:list-item>
              <text:list-item>
                <text:p text:style-name="P1">Thank you for listening</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Liberation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meta:creation-date>2009-06-25T20:54:02</meta:creation-date>
    <dc:date>2009-06-29T22:14:12.75</dc:date>
    <meta:editing-cycles>26</meta:editing-cycles>
    <meta:editing-duration>PT02H17M43S</meta:editing-duration>
    <dc:creator>Craig Nicol</dc:creator>
    <meta:document-statistic meta:object-count="1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223cm" fo:break-before="auto" style:use-optimal-row-height="false"/>
    </style:style>
    <style:style style:name="ro2" style:family="table-row">
      <style:table-row-properties style:row-height="0.436cm" fo:break-before="auto" style:use-optimal-row-height="true"/>
    </style:style>
    <style:style style:name="ro3" style:family="table-row">
      <style:table-row-properties style:row-height="2.0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number-columns-repeated="8" table:default-cell-style-name="ce1"/>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8"/>
        </table:table-row>
        <table:table-row table:style-name="ro3">
          <table:table-cell office:value-type="float" office:value="0">
            <text:p>0</text:p>
          </table:table-cell>
          <table:table-cell table:style-name="ce2" office:value-type="float" office:value="1">
            <text:p>1</text:p>
          </table:table-cell>
          <table:table-cell table:number-columns-repeated="2" table:style-name="ce3" office:value-type="float" office:value="1">
            <text:p>1</text:p>
          </table:table-cell>
          <table:table-cell office:value-type="float" office:value="0">
            <text:p>0</text:p>
          </table:table-cell>
          <table:table-cell table:style-name="ce2" office:value-type="float" office:value="1">
            <text:p>1</text:p>
          </table:table-cell>
          <table:table-cell office:value-type="float" office:value="0">
            <text:p>0</text:p>
          </table:table-cell>
          <table:table-cell table:style-name="ce2"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5">25/06/2009</text:date>, <text:time>21:4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office:value-type="float" office:value="0">
            <text:p>0</text:p>
          </table:table-cell>
          <table:table-cell table:number-columns-repeated="2" office:value-type="float" office:value="1">
            <text:p>1</text:p>
          </table:table-cell>
          <table:table-cell table:style-name="ce1"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44cm" fo:break-before="auto" style:use-optimal-row-height="true"/>
    </style:style>
    <style:style style:name="ro2" style:family="table-row">
      <style:table-row-properties style:row-height="1.76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ext-properties fo:font-size="48pt" style:font-size-asian="48pt" style:font-size-complex="48pt"/>
    </style:style>
    <style:style style:name="ce3"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5" style:family="table-cell" style:parent-style-name="Default">
      <style:table-cell-properties fo:border-bottom="none" fo:border-left="0.176cm solid #000000" fo:border-right="none" fo:border-top="none"/>
      <style:text-properties fo:font-size="48pt" style:font-size-asian="48pt" style:font-size-complex="48pt"/>
    </style:style>
    <style:style style:name="ce6"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style:style style:name="ce7" style:family="table-cell" style:parent-style-name="Default">
      <style:table-cell-properties fo:border-bottom="none" fo:border-left="none" fo:border-right="0.176cm solid #000000" fo:border-top="none"/>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number-columns-repeated="256" table:default-cell-style-name="ce2"/>
        <table:table-row table:style-name="ro1">
          <table:table-cell table:style-name="ce1" office:value-type="float" office:value="0">
            <text:p>0</text:p>
          </table:table-cell>
          <table:table-cell table:style-name="ce3" office:value-type="float" office:value="1">
            <text:p>1</text:p>
          </table:table-cell>
          <table:table-cell table:number-columns-repeated="2" table:style-name="ce4" office:value-type="float" office:value="1">
            <text:p>1</text:p>
          </table:table-cell>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2">
          <table:table-cell table:number-columns-repeated="2"/>
          <table:table-cell table:style-name="ce5"/>
          <table:table-cell table:style-name="ce6"/>
          <table:table-cell table:style-name="ce7"/>
          <table:table-cell table:number-columns-repeated="251"/>
        </table:table-row>
        <table:table-row table:style-name="ro1">
          <table:table-cell table:number-columns-repeated="2" table:style-name="ce3" office:value-type="float" office:value="1">
            <text:p>1</text:p>
          </table:table-cell>
          <table:table-cell table:style-name="ce1" office:value-type="float" office:value="0">
            <text:p>0</text:p>
          </table:table-cell>
          <table:table-cell table:number-columns-repeated="3" table:style-name="ce3" office:value-type="float" office:value="1">
            <text:p>1</text:p>
          </table:table-cell>
          <table:table-cell table:number-columns-repeated="2" table:style-name="ce1" office:value-type="float" office:value="0">
            <text:p>0</text:p>
          </table:table-cell>
          <table:table-cell table:number-columns-repeated="248"/>
        </table:table-row>
        <table:table-row table:style-name="ro2">
          <table:table-cell table:number-columns-repeated="3"/>
          <table:table-cell table:style-name="ce6"/>
          <table:table-cell table:number-columns-repeated="252"/>
        </table:table-row>
        <table:table-row table:style-name="ro1">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number-columns-repeated="3"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5">25/06/2009</text:date>, <text:time>21:4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table:style-name="ce2" office:value-type="float" office:value="1">
            <text:p>1</text:p>
          </table:table-cell>
          <table:table-cell table:style-name="ce3" office:value-type="float" office:value="1">
            <text:p>1</text:p>
          </table:table-cell>
          <table:table-cell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4:24</text:time></text:p>
        </style:region-right>
      </style:header>
      <style:header-left style:display="false"/>
      <style:footer>
        <text:p>Page <text:page-number>1</text:page-number> / <text:page-count>99</text:page-count></text:p>
      </style:footer>
      <style:footer-left style:display="false"/>
    </style:master-page>
  </office:master-styles>
</office:document-styles>
</file>